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29a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29a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29a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29a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29a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29a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29a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29a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29a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29a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29a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29a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29a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29a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29a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29a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29a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rlos Julio Garcìa Orteg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1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014010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lio Cèsar Garcìa Dì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5444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4.8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3" meta:non-whitespace-character-count="995"/>
    <meta:template xlink:type="simple" xlink:actuate="onRequest" xlink:title="Normal" xlink:href=""/>
  </office:meta>
</office:document-meta>
</file>